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3.94mm" svg:height="138.92mm" svg:x="113.99mm" svg:y="14.61mm">
            <draw:object draw:notify-on-update-of-ranges="Sheet1.B4:Sheet1.B8 Sheet1.C4:Sheet1.C8 Sheet1.D4:Sheet1.D8 Sheet1.E4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54" calcext:value-type="float">
            <text:p>0.954</text:p>
          </table:table-cell>
          <table:table-cell office:value-type="float" office:value="2.093" calcext:value-type="float">
            <text:p>2.093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.839" calcext:value-type="float">
            <text:p>3.839</text:p>
          </table:table-cell>
          <table:table-cell office:value-type="float" office:value="8.506" calcext:value-type="float">
            <text:p>8.506</text:p>
          </table:table-cell>
          <table:table-cell office:value-type="float" office:value="3.571" calcext:value-type="float">
            <text:p>3.57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.402" calcext:value-type="float">
            <text:p>15.402</text:p>
          </table:table-cell>
          <table:table-cell office:value-type="float" office:value="34.026" calcext:value-type="float">
            <text:p>34.026</text:p>
          </table:table-cell>
          <table:table-cell office:value-type="float" office:value="14.862" calcext:value-type="float">
            <text:p>14.86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1.869" calcext:value-type="float">
            <text:p>61.869</text:p>
          </table:table-cell>
          <table:table-cell office:value-type="float" office:value="135.816" calcext:value-type="float">
            <text:p>135.816</text:p>
          </table:table-cell>
          <table:table-cell office:value-type="float" office:value="62.634" calcext:value-type="float">
            <text:p>62.63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25" calcext:value-type="float">
            <text:p>525</text:p>
          </table:table-cell>
          <table:table-cell office:value-type="float" office:value="382" calcext:value-type="float">
            <text:p>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9:59:28.336556200</meta:creation-date>
    <dc:date>2020-09-09T20:11:11.468228152</dc:date>
    <meta:editing-duration>PT1M33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95cm" svg:height="13.893cm" xlink:href=".." xlink:type="simple" chart:class="chart:bar" chart:style-name="ch1">
        <chart:legend chart:legend-position="bottom" svg:x="8.014cm" svg:y="13.294cm" style:legend-expansion="wide" chart:style-name="ch2"/>
        <chart:plot-area chart:style-name="ch3" table:cell-range-address="Sheet1.B4:Sheet1.E8" chart:data-source-has-labels="both" svg:x="1.438cm" svg:y="0.277cm" svg:width="19.53cm" svg:height="11.575cm">
          <chartooo:coordinate-region svg:x="2.245cm" svg:y="0.476cm" svg:width="18.723cm" svg:height="10.729cm"/>
          <chart:axis chart:dimension="x" chart:name="primary-x" chart:style-name="ch4" chartooo:axis-type="auto">
            <chartooo:date-scale/>
            <chart:title svg:x="10.736cm" svg:y="12.129cm" chart:style-name="ch5">
              <text:p>depth</text:p>
            </chart:title>
            <chart:categories table:cell-range-address="Sheet1.B4:Sheet1.B8"/>
          </chart:axis>
          <chart:axis chart:dimension="y" chart:name="primary-y" chart:style-name="ch6">
            <chart:title svg:x="0.451cm" svg:y="6.73cm" chart:style-name="ch7">
              <text:p>seconds</text:p>
            </chart:title>
            <chart:grid chart:style-name="ch8" chart:class="major"/>
          </chart:axis>
          <chart:series chart:style-name="ch9" chart:values-cell-range-address="Sheet1.C4:Sheet1.C8" loext:label-string="original" chart:class="chart:bar">
            <chart:data-point chart:repeated="5"/>
          </chart:series>
          <chart:series chart:style-name="ch10" chart:values-cell-range-address="Sheet1.D4:Sheet1.D8" loext:label-string="sequential" chart:class="chart:bar">
            <chart:data-point chart:repeated="5"/>
          </chart:series>
          <chart:series chart:style-name="ch11" chart:values-cell-range-address="Sheet1.E4:Sheet1.E8" loext:label-string="parallel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sequential</text:p>
              </table:table-cell>
              <table:table-cell office:value-type="string">
                <text:p>parallel</text:p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B4:Sheet1.B8</svg:desc>
                </draw:g>
              </table:table-cell>
              <table:table-cell office:value-type="float" office:value="0.954">
                <text:p>0.954</text:p>
                <draw:g>
                  <svg:desc>Sheet1.C4:Sheet1.C8</svg:desc>
                </draw:g>
              </table:table-cell>
              <table:table-cell office:value-type="float" office:value="2.093">
                <text:p>2.093</text:p>
                <draw:g>
                  <svg:desc>Sheet1.D4:Sheet1.D8</svg:desc>
                </draw:g>
              </table:table-cell>
              <table:table-cell office:value-type="float" office:value="0.868">
                <text:p>0.868</text:p>
                <draw:g>
                  <svg:desc>Sheet1.E4:Sheet1.E8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839">
                <text:p>3.839</text:p>
              </table:table-cell>
              <table:table-cell office:value-type="float" office:value="8.506">
                <text:p>8.506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.402">
                <text:p>15.402</text:p>
              </table:table-cell>
              <table:table-cell office:value-type="float" office:value="34.026">
                <text:p>34.026</text:p>
              </table:table-cell>
              <table:table-cell office:value-type="float" office:value="14.862">
                <text:p>14.8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.869">
                <text:p>61.869</text:p>
              </table:table-cell>
              <table:table-cell office:value-type="float" office:value="135.816">
                <text:p>135.816</text:p>
              </table:table-cell>
              <table:table-cell office:value-type="float" office:value="62.634">
                <text:p>62.6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525">
                <text:p>525</text:p>
              </table:table-cell>
              <table:table-cell office:value-type="float" office:value="382">
                <text:p>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